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Fonts/font9.ttf" manifest:media-type="application/x-font-ttf"/>
  <manifest:file-entry manifest:full-path="Fonts/font8.ttf" manifest:media-type="application/x-font-ttf"/>
  <manifest:file-entry manifest:full-path="Fonts/font7.ttf" manifest:media-type="application/x-font-ttf"/>
  <manifest:file-entry manifest:full-path="Fonts/font6.ttf" manifest:media-type="application/x-font-ttf"/>
  <manifest:file-entry manifest:full-path="Fonts/font5.ttf" manifest:media-type="application/x-font-ttf"/>
  <manifest:file-entry manifest:full-path="Fonts/font4.ttf" manifest:media-type="application/x-font-ttf"/>
  <manifest:file-entry manifest:full-path="Fonts/font3.ttf" manifest:media-type="application/x-font-ttf"/>
  <manifest:file-entry manifest:full-path="Fonts/font2.ttf" manifest:media-type="application/x-font-ttf"/>
  <manifest:file-entry manifest:full-path="Fonts/font1.ttf" manifest:media-type="application/x-font-ttf"/>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vg:font-face-src>
        <svg:font-face-uri xlink:href="Fonts/font1.ttf" xlink:type="simple">
          <svg:font-face-format svg:string="truetype"/>
        </svg:font-face-uri>
      </svg:font-face-src>
    </style:font-face>
    <style:font-face style:name="Arial" svg:font-family="Arial" style:font-family-generic="roman" style:font-pitch="variable"/>
    <style:font-face style:name="Liberation Sans" svg:font-family="'Liberation Sans'" style:font-family-generic="swiss" style:font-pitch="variable">
      <svg:font-face-src>
        <svg:font-face-uri xlink:href="Fonts/font2.ttf" xlink:type="simple">
          <svg:font-face-format svg:string="truetype"/>
        </svg:font-face-uri>
        <svg:font-face-uri xlink:href="Fonts/font3.ttf" xlink:type="simple">
          <svg:font-face-format svg:string="truetype"/>
        </svg:font-face-uri>
        <svg:font-face-uri xlink:href="Fonts/font4.ttf" xlink:type="simple">
          <svg:font-face-format svg:string="truetype"/>
        </svg:font-face-uri>
        <svg:font-face-uri xlink:href="Fonts/font5.ttf" xlink:type="simple">
          <svg:font-face-format svg:string="truetype"/>
        </svg:font-face-uri>
      </svg:font-face-src>
    </style:font-face>
    <style:font-face style:name="Arial1" svg:font-family="Arial" style:font-family-generic="system" style:font-pitch="variable"/>
    <style:font-face style:name="Linux Libertine G" svg:font-family="'Linux Libertine G'" style:font-family-generic="system" style:font-pitch="variable">
      <svg:font-face-src>
        <svg:font-face-uri xlink:href="Fonts/font6.ttf" xlink:type="simple">
          <svg:font-face-format svg:string="truetype"/>
        </svg:font-face-uri>
        <svg:font-face-uri xlink:href="Fonts/font7.ttf" xlink:type="simple">
          <svg:font-face-format svg:string="truetype"/>
        </svg:font-face-uri>
        <svg:font-face-uri xlink:href="Fonts/font8.ttf" xlink:type="simple">
          <svg:font-face-format svg:string="truetype"/>
        </svg:font-face-uri>
        <svg:font-face-uri xlink:href="Fonts/font9.ttf" xlink:type="simple">
          <svg:font-face-format svg:string="truetype"/>
        </svg:font-face-uri>
      </svg:font-face-src>
    </style:font-face>
  </office:font-face-decls>
  <office:automatic-styles>
    <style:style style:name="P1" style:family="paragraph" style:parent-style-name="Standard">
      <style:text-properties fo:font-size="20pt" style:font-size-asian="20pt" style:font-size-complex="20pt"/>
    </style:style>
    <style:style style:name="P2" style:family="paragraph" style:parent-style-name="Standard">
      <style:paragraph-properties fo:text-align="center" style:justify-single-word="false"/>
    </style:style>
    <style:style style:name="P3" style:family="paragraph" style:parent-style-name="Standard">
      <style:paragraph-properties fo:text-align="start" style:justify-single-word="false"/>
    </style:style>
    <style:style style:name="P4" style:family="paragraph" style:parent-style-name="Standard">
      <style:paragraph-properties fo:margin-top="0in" fo:margin-bottom="0.0693in" loext:contextual-spacing="false" fo:line-height="100%" fo:text-align="start" style:justify-single-word="false"/>
    </style:style>
    <style:style style:name="P5" style:family="paragraph" style:parent-style-name="Standard" style:master-page-name="First_20_Page">
      <style:paragraph-properties fo:margin-top="0in" fo:margin-bottom="0.0693in" loext:contextual-spacing="false" fo:line-height="100%" fo:text-align="start" style:justify-single-word="false" style:page-number="1"/>
    </style:style>
    <style:style style:name="P6" style:family="paragraph" style:parent-style-name="Standard">
      <style:paragraph-properties fo:margin-left="0in" fo:margin-right="0in" fo:margin-top="0in" fo:margin-bottom="0.0693in" loext:contextual-spacing="false" fo:line-height="115%" fo:text-align="start" style:justify-single-word="false" fo:keep-together="auto" fo:orphans="2" fo:widows="2" fo:text-indent="0in" style:auto-text-indent="false" fo:break-before="auto" fo:break-after="auto" fo:padding="0in" fo:border="none" fo:keep-with-next="auto"/>
    </style:style>
    <style:style style:name="P7" style:family="paragraph" style:parent-style-name="Standard">
      <style:paragraph-properties fo:margin-left="0in" fo:margin-right="0in" fo:margin-top="0.2083in" fo:margin-bottom="0.0693in" loext:contextual-spacing="false" fo:line-height="115%" fo:text-align="start" style:justify-single-word="false" fo:keep-together="auto" fo:orphans="2" fo:widows="2" fo:text-indent="0in" style:auto-text-indent="false" fo:break-before="auto" fo:break-after="auto" fo:padding="0in" fo:border="none" fo:keep-with-next="auto"/>
    </style:style>
    <style:style style:name="P8" style:family="paragraph" style:parent-style-name="Standard">
      <style:paragraph-properties fo:margin-left="0in" fo:margin-right="0in" fo:margin-top="0.0693in" fo:margin-bottom="0in" loext:contextual-spacing="false" fo:line-height="115%" fo:text-align="start" style:justify-single-word="false" fo:keep-together="auto" fo:orphans="2" fo:widows="2" fo:text-indent="0in" style:auto-text-indent="false" fo:break-before="auto" fo:break-after="auto" fo:padding="0in" fo:border="none" fo:keep-with-next="auto"/>
    </style:style>
    <style:style style:name="P9" style:family="paragraph" style:parent-style-name="Standard">
      <style:paragraph-properties fo:margin-top="0.2083in" fo:margin-bottom="0.0693in" loext:contextual-spacing="false" fo:line-height="100%" fo:text-align="start" style:justify-single-word="false"/>
    </style:style>
    <style:style style:name="P10" style:family="paragraph" style:parent-style-name="Standard" style:list-style-name="WWNum2">
      <style:paragraph-properties fo:margin-left="0.5in" fo:margin-right="0in" fo:text-indent="-0.25in" style:auto-text-indent="false"/>
    </style:style>
    <style:style style:name="P11" style:family="paragraph" style:parent-style-name="Standard" style:list-style-name="WWNum4">
      <style:paragraph-properties fo:margin-left="0.5in" fo:margin-right="0in" fo:margin-top="0.0693in" fo:margin-bottom="0in" loext:contextual-spacing="false" fo:line-height="115%" fo:text-align="start" style:justify-single-word="false" fo:keep-together="auto" fo:orphans="2" fo:widows="2" fo:text-indent="-0.25in" style:auto-text-indent="false" fo:break-before="auto" fo:break-after="auto" fo:padding="0in" fo:border="none" fo:keep-with-next="auto"/>
    </style:style>
    <style:style style:name="P12" style:family="paragraph" style:parent-style-name="Standard" style:list-style-name="WWNum5">
      <style:paragraph-properties fo:margin-left="0.5in" fo:margin-right="0in" fo:margin-top="0.0693in" fo:margin-bottom="0in" loext:contextual-spacing="false" fo:line-height="115%" fo:text-align="start" style:justify-single-word="false" fo:keep-together="auto" fo:orphans="2" fo:widows="2" fo:text-indent="-0.25in" style:auto-text-indent="false" fo:break-before="auto" fo:break-after="auto" fo:padding="0in" fo:border="none" fo:keep-with-next="auto"/>
    </style:style>
    <style:style style:name="P13" style:family="paragraph" style:parent-style-name="Standard" style:list-style-name="WWNum3">
      <style:paragraph-properties fo:margin-left="0.5in" fo:margin-right="0in" fo:margin-top="0.0693in" fo:margin-bottom="0in" loext:contextual-spacing="false" fo:line-height="115%" fo:text-align="start" style:justify-single-word="false" fo:keep-together="auto" fo:orphans="2" fo:widows="2" fo:text-indent="-0.25in" style:auto-text-indent="false" fo:break-before="auto" fo:break-after="auto" fo:padding="0in" fo:border="none" fo:keep-with-next="auto"/>
    </style:style>
    <style:style style:name="P14" style:family="paragraph" style:parent-style-name="Standard" style:list-style-name="WWNum4">
      <style:paragraph-properties fo:margin-left="0.5in" fo:margin-right="0in" fo:margin-top="0in" fo:margin-bottom="0in" loext:contextual-spacing="false" fo:line-height="115%" fo:text-align="start" style:justify-single-word="false" fo:keep-together="auto" fo:orphans="2" fo:widows="2" fo:text-indent="-0.25in" style:auto-text-indent="false" fo:break-before="auto" fo:break-after="auto" fo:padding="0in" fo:border="none" fo:keep-with-next="auto"/>
    </style:style>
    <style:style style:name="P15" style:family="paragraph" style:parent-style-name="Standard" style:list-style-name="WWNum4">
      <style:paragraph-properties fo:margin-left="0.5in" fo:margin-right="0in" fo:margin-top="0in" fo:margin-bottom="0in" loext:contextual-spacing="false" fo:line-height="115%" fo:text-align="start" style:justify-single-word="false" fo:keep-together="auto" fo:orphans="2" fo:widows="2" fo:text-indent="-0.25in" style:auto-text-indent="false" fo:break-before="auto" fo:break-after="auto" fo:padding="0in" fo:border="none" fo:keep-with-next="auto"/>
    </style:style>
    <style:style style:name="P16" style:family="paragraph" style:parent-style-name="Standard" style:list-style-name="WWNum5">
      <style:paragraph-properties fo:margin-left="0.5in" fo:margin-right="0in" fo:margin-top="0in" fo:margin-bottom="0in" loext:contextual-spacing="false" fo:line-height="115%" fo:text-align="start" style:justify-single-word="false" fo:keep-together="auto" fo:orphans="2" fo:widows="2" fo:text-indent="-0.25in" style:auto-text-indent="false" fo:break-before="auto" fo:break-after="auto" fo:padding="0in" fo:border="none" fo:keep-with-next="auto"/>
    </style:style>
    <style:style style:name="P17" style:family="paragraph" style:parent-style-name="Standard" style:list-style-name="WWNum3">
      <style:paragraph-properties fo:margin-left="0.5in" fo:margin-right="0in" fo:margin-top="0in" fo:margin-bottom="0in" loext:contextual-spacing="false" fo:line-height="115%" fo:text-align="start" style:justify-single-word="false" fo:keep-together="auto" fo:orphans="2" fo:widows="2" fo:text-indent="-0.25in" style:auto-text-indent="false" fo:break-before="auto" fo:break-after="auto" fo:padding="0in" fo:border="none" fo:keep-with-next="auto"/>
    </style:style>
    <style:style style:name="P18" style:family="paragraph" style:parent-style-name="Standard" style:list-style-name="WWNum3">
      <style:paragraph-properties fo:margin-left="0.5in" fo:margin-right="0in" fo:margin-top="0in" fo:margin-bottom="0in" loext:contextual-spacing="false" fo:line-height="115%" fo:text-align="start" style:justify-single-word="false" fo:keep-together="auto" fo:orphans="2" fo:widows="2" fo:text-indent="-0.25in" style:auto-text-indent="false" fo:break-before="auto" fo:break-after="auto" fo:padding="0in" fo:border="none" fo:keep-with-next="auto"/>
    </style:style>
    <style:style style:name="P19" style:family="paragraph" style:parent-style-name="Standard" style:list-style-name="WWNum1">
      <style:paragraph-properties fo:margin-left="0.5in" fo:margin-right="0in" fo:margin-top="0in" fo:margin-bottom="0in" loext:contextual-spacing="false" fo:line-height="115%" fo:text-align="start" style:justify-single-word="false" fo:keep-together="auto" fo:orphans="2" fo:widows="2" fo:text-indent="-0.25in" style:auto-text-indent="false" fo:break-before="auto" fo:break-after="auto" fo:padding="0in" fo:border="none" fo:keep-with-next="auto"/>
    </style:style>
    <style:style style:name="P20" style:family="paragraph" style:parent-style-name="Standard" style:list-style-name="WWNum1">
      <style:paragraph-properties fo:margin-left="0.5in" fo:margin-right="0in" fo:margin-top="0in" fo:margin-bottom="0.0693in" loext:contextual-spacing="false" fo:line-height="115%" fo:text-align="start" style:justify-single-word="false" fo:keep-together="auto" fo:orphans="2" fo:widows="2" fo:text-indent="-0.25in" style:auto-text-indent="false" fo:break-before="auto" fo:break-after="auto" fo:padding="0in" fo:border="none" fo:keep-with-next="auto"/>
    </style:style>
    <style:style style:name="P21" style:family="paragraph" style:parent-style-name="Standard">
      <style:paragraph-properties fo:margin-left="0in" fo:margin-right="0in" fo:margin-top="0.0693in" fo:margin-bottom="0in" loext:contextual-spacing="false" fo:line-height="115%" fo:text-align="start" style:justify-single-word="false" fo:keep-together="auto" fo:orphans="2" fo:widows="2" fo:text-indent="0in" style:auto-text-indent="false" fo:break-before="auto" fo:break-after="auto" fo:padding="0in" fo:border="none" fo:keep-with-next="auto"/>
    </style:style>
    <style:style style:name="T1" style:family="text">
      <style:text-properties fo:font-size="14pt" fo:font-weight="bold" style:font-size-asian="14pt" style:font-weight-asian="bold" style:font-size-complex="14pt" style:font-weight-complex="bold"/>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style:text-underline-style="none"/>
    </style:style>
    <style:style style:name="T5" style:family="text">
      <style:text-properties fo:font-size="20pt" style:font-size-asian="20pt" style:font-size-complex="20pt"/>
    </style:style>
    <style:style style:name="T6" style:family="text">
      <style:text-properties fo:font-size="25pt" style:font-size-asian="25pt" style:font-size-complex="25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1">Professional Summary</text:span></text:p>
      <text:p text:style-name="P6">Software developer with strong skills in web development and a passion for building applications that are efficient, scalable, and user-friendly. Fluent in Javascript, Node.js, Vue.js, HTML, CSS, and AWS services such as Lambda, DynamoDB, and S3. Very adaptable and can easily learn any web development skills as needed. Seeking to use my skillset to create helpful applications that are powerful and simple to use.<text:line-break/>I speak English natively, Spanish at B2 level, and am quickly learning French.</text:p>
      <text:p text:style-name="P9"><text:span text:style-name="T1">Education</text:span></text:p>
      <text:p text:style-name="Standard"><text:span text:style-name="T2">Bachelors of Science in Computer Science</text:span></text:p>
      <text:p text:style-name="P4">James Madison University, May 2023<text:line-break/>NSTISSI 4011 Professional Security Certification</text:p>
      <text:p text:style-name="P7"><text:span text:style-name="T1">Skills</text:span><text:line-break/><text:span text:style-name="T2">Fluent:</text:span> Javascript, Node.js, Vue.js, HTML, CSS, Lambda, DynamoDB, S3, Cloudformation, API Gateway, Cloudwatch, Jira<text:line-break/><text:span text:style-name="T2">Experienced:</text:span> Python, MySQL, Linux, Docker</text:p>
      <text:p text:style-name="P7"><text:span text:style-name="T1">Experience</text:span></text:p>
      <text:p text:style-name="Standard"><text:span text:style-name="T2">CASE Consulting <text:s/></text:span><text:span text:style-name="T3">Software Engineer, July 2023 - April 2026</text:span></text:p>
      <text:list xml:id="list4217523814" text:style-name="WWNum2">
        <text:list-item>
          <text:p text:style-name="P10">Communicated directly with the customer to set and manage priorities in an <text:span text:style-name="T2">Agile environment</text:span>; used <text:span text:style-name="T2">Jira</text:span></text:p>
        </text:list-item>
        <text:list-item>
          <text:p text:style-name="P10">Developed a web application to manage financial and employee data, including employee and administration facing tools; used <text:span text:style-name="T2">Javascript</text:span>, <text:span text:style-name="T2">Node.js</text:span>, <text:span text:style-name="T2">Vue.js</text:span>, <text:span text:style-name="T2">HTML</text:span></text:p>
        </text:list-item>
        <text:list-item>
          <text:p text:style-name="P10">Developed and managed serverless architecture to manage costs and increase efficiency; used <text:span text:style-name="T2">Lambda</text:span>, <text:span text:style-name="T2">DynamoDB</text:span>, <text:span text:style-name="T2">S3</text:span>, <text:span text:style-name="T2">Cloudformation</text:span></text:p>
        </text:list-item>
        <text:list-item>
          <text:p text:style-name="P10">Designed notification systems to alert users and administrators via website, email, and text message to improve communication and responsiveness; used <text:span text:style-name="T2">Lambda</text:span>, <text:span text:style-name="T2">AWS SES</text:span>, <text:span text:style-name="T2">AWS SNS</text:span>, <text:span text:style-name="T2">Vue</text:span>, <text:span text:style-name="T2">Javascript</text:span></text:p>
        </text:list-item>
        <text:list-item>
          <text:p text:style-name="P10">Managed application data by creating <text:span text:style-name="T2">migration scripts</text:span>, <text:span text:style-name="T2">efficient data processing</text:span>, and intuitive user interfaces for data analysis; used <text:span text:style-name="T2">Javascript</text:span>, <text:span text:style-name="T2">Node.js</text:span>, <text:span text:style-name="T2">DynamoDB</text:span>, <text:span text:style-name="T2">Vue.js</text:span></text:p>
        </text:list-item>
        <text:list-item>
          <text:p text:style-name="P10">Integrated APIs from external systems to manage timesheets and company financial data, enhancing the usefulness of existing data; used <text:span text:style-name="T2">Lambda</text:span>, <text:span text:style-name="T2">Javascript</text:span></text:p>
        </text:list-item>
        <text:list-item>
          <text:p text:style-name="P10">Developed non-relational databases to efficiently manage application data; used <text:span text:style-name="T2">DynamoDB</text:span>, <text:span text:style-name="T2">Lambda</text:span>, <text:span text:style-name="T2">Javascript</text:span></text:p>
        </text:list-item>
        <text:list-item>
          <text:p text:style-name="P10">Revamped site-wide search functionality to reduce code redundancy and improve performance; used <text:span text:style-name="T2">Javascript</text:span>, <text:span text:style-name="T2">Vue</text:span></text:p>
        </text:list-item>
        <text:list-item>
          <text:p text:style-name="P10">Handled <text:span text:style-name="T2">disaster recovery</text:span> resulting in full restoration of data, additional backups, and a streamlined deployment and recovery process; <text:span text:style-name="T2">DynamoDB</text:span>, <text:span text:style-name="T2">Cloudwatch</text:span>, <text:span text:style-name="T2">Cloudformation</text:span>, <text:span text:style-name="T2">Javascript</text:span></text:p>
        </text:list-item>
      </text:list>
      <text:p text:style-name="P8"><text:span text:style-name="T2">CASE Internship</text:span> <text:s/><text:span text:style-name="T3">Software Engineer Intern May 2022 - Aug 2022</text:span></text:p>
      <text:list xml:id="list3460814237" text:style-name="WWNum4">
        <text:list-item>
          <text:p text:style-name="P11">Created a new search engine to intake new data through Natural Language Processing and provide intuitive result-ranked searching; used <text:span text:style-name="T2">Python</text:span>, <text:span text:style-name="T2">Spacy NLP</text:span></text:p>
        </text:list-item>
        <text:list-item>
          <text:p text:style-name="P14">Worked with AWS, JS, and Frontend Frameworks: <text:span text:style-name="T2">Lambda</text:span>, <text:span text:style-name="T2">DynamoDB</text:span>, <text:span text:style-name="T2">S3</text:span>, <text:span text:style-name="T2">Cloudformation</text:span>, <text:span text:style-name="T2">Javascript</text:span>, <text:span text:style-name="T2">Node.js</text:span>, <text:span text:style-name="T2">Vue.js</text:span></text:p>
        </text:list-item>
        <text:list-item>
          <text:p text:style-name="P14">Improved existing site functionality to be more user friendly and more helpful to administration and users; used <text:span text:style-name="T2">Vue.js</text:span>, <text:span text:style-name="T2">Javascript</text:span>, <text:span text:style-name="T2">Node.js</text:span></text:p>
        </text:list-item>
      </text:list>
      <text:p text:style-name="P8"><text:span text:style-name="T2">SCC Applications Internship</text:span> <text:s/><text:span text:style-name="T3">Software Engineer Intern May 2021 - Aug 2021</text:span></text:p>
      <text:list xml:id="list384649619" text:style-name="WWNum5">
        <text:list-item>
          <text:p text:style-name="P12">Reimagined and implemented a new notification system by building both frontend and backend systems, ensuring timely publication of content to the public; used <text:span text:style-name="T2">Vue.js</text:span>, <text:span text:style-name="T2">Javascript</text:span>, <text:span text:style-name="T2">C#</text:span>, <text:span text:style-name="T2">.NET</text:span></text:p>
        </text:list-item>
        <text:list-item>
          <text:p text:style-name="P16">Collaborated with a team to translate the broad customer vision into specific and actionable requirements</text:p>
        </text:list-item>
      </text:list>
      <text:p text:style-name="P8"><text:span text:style-name="T2">JMU 4-VA Saddle</text:span> <text:s/><text:span text:style-name="T3">Internship Jan 2021 - Dec 2021</text:span></text:p>
      <text:list xml:id="list4053087022" text:style-name="WWNum3">
        <text:list-item>
          <text:p text:style-name="P13"><text:soft-page-break/>Worked directly with the customer to set and adjust requirements based on objectives</text:p>
        </text:list-item>
        <text:list-item>
          <text:p text:style-name="P17">Created a brand new system to automate video recording</text:p>
        </text:list-item>
        <text:list-item>
          <text:p text:style-name="P17">Implemented asymmetric and symmetric encryption methods to maintain digital data integrity in-transit; used <text:span text:style-name="T2">Python</text:span>, <text:span text:style-name="T2">Linux</text:span>, <text:span text:style-name="T2">ECC</text:span> and <text:span text:style-name="T2">RSA encryption</text:span></text:p>
        </text:list-item>
      </text:list>
      <text:p text:style-name="P7"><text:span text:style-name="T1">Personal Projects</text:span></text:p>
      <text:list xml:id="list1163821403" text:style-name="WWNum1">
        <text:list-item>
          <text:p text:style-name="P19"><text:span text:style-name="T2">URL Shortener</text:span><text:line-break/>A URL shortening service, using a database to store and retrieve shortened URLs input by the user for redirection; used <text:span text:style-name="T2">HTML</text:span>, <text:span text:style-name="T2">PHP</text:span>, <text:span text:style-name="T2">SQL</text:span>, <text:span text:style-name="T2">CSS</text:span>, <text:span text:style-name="T2">Javascript</text:span></text:p>
        </text:list-item>
        <text:list-item>
          <text:p text:style-name="P20"><text:span text:style-name="T2">IB Site</text:span><text:line-break/>A fully developed social media site for high school students, including moderation tools. Developed from scratch using base-level technology; used <text:span text:style-name="T2">HTML</text:span>, <text:span text:style-name="T2">PHP</text:span>, <text:span text:style-name="T2">SQL</text:span>, <text:span text:style-name="T2">CSS</text:span>, <text:span text:style-name="T2">Javascript</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font-weight-complex="normal"/>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font-weight-complex="normal"/>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font-style-complex="italic"/>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font-style-complex="normal"/>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text-properties fo:font-size="20pt" style:font-size-asian="20pt" style:font-size-complex="20pt"/>
    </style:style>
    <style:style style:name="MP2" style:family="paragraph" style:parent-style-name="Standard">
      <style:paragraph-properties fo:text-align="center" style:justify-single-word="false"/>
    </style:style>
    <style:style style:name="MP3" style:family="paragraph" style:parent-style-name="Standard">
      <style:paragraph-properties fo:text-align="start" style:justify-single-word="false"/>
    </style:style>
    <style:style style:name="MT1" style:family="text">
      <style:text-properties fo:font-size="20pt" style:font-size-asian="20pt" style:font-size-complex="20pt"/>
    </style:style>
    <style:style style:name="MT2" style:family="text">
      <style:text-properties fo:font-size="25pt" style:font-size-asian="25pt" style:font-size-complex="25pt"/>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style:page-layout style:name="Mpm2">
      <style:page-layout-properties fo:page-width="8.5in" fo:page-height="11in" style:num-format="1" style:print-orientation="portrait" fo:margin-top="0in" fo:margin-bottom="0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1in" fo:margin-left="0in" fo:margin-right="0in" fo:margin-bottom="0.9602in" style:dynamic-spacing="true"/>
      </style:header-style>
      <style:footer-style>
        <style:header-footer-properties fo:min-height="1in" fo:margin-left="0in" fo:margin-right="0in" fo:margin-top="0.9602in" style:dynamic-spacing="true"/>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tandard">
      <style:header>
        <text:p text:style-name="MP1"/>
        <text:p text:style-name="MP2"><text:span text:style-name="MT1"><text:s/></text:span><text:span text:style-name="MT2">Luke Ogburn</text:span></text:p>
        <text:p text:style-name="MP3">lukeogburn@gmail.com <text:s/>— <text:s/>+1 804 912 5784 <text:s/>— <text:s/>linkedin.com/in/logburn — github.com/logburn</text:p>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2" meta:paragraph-count="33" meta:word-count="550" meta:character-count="3835" meta:non-whitespace-character-count="3325"/>
    <meta:generator>LibreOfficeDev/6.0.5.2$Linux_X86_64 LibreOffice_project/</meta:generator>
  </office:meta>
</office:document-meta>
</file>